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56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8.781cm"/>
    </style:style>
    <style:style style:name="Таблица1.B" style:family="table-column">
      <style:table-column-properties style:column-width="8.779cm"/>
    </style:style>
    <style:style style:name="Таблица1.1" style:family="table-row">
      <style:table-row-properties style:min-row-height="4.856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Default">
      <style:text-properties fo:font-size="14pt" style:font-size-asian="14pt" style:font-size-complex="14pt"/>
    </style:style>
    <style:style style:name="P2" style:family="paragraph" style:parent-style-name="Default">
      <style:text-properties fo:font-size="14pt" fo:language="en" fo:country="US" style:font-size-asian="14pt" style:font-size-complex="14pt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5" style:family="paragraph" style:parent-style-name="Default">
      <style:paragraph-properties fo:margin-top="0.423cm" fo:margin-bottom="0cm" loext:contextual-spacing="false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Default"><text:span text:style-name="T1">Утверждено на заседании кафедры</text:span></text:p>
            <text:p text:style-name="Default"><text:span text:style-name="T1">__________________________</text:span></text:p>
            <text:p text:style-name="Default"><text:span text:style-name="T2"><text:s text:c="22"/>(название кафедры) </text:span></text:p>
            <text:p text:style-name="P1"/>
            <text:p text:style-name="Default"><text:span text:style-name="T1">«___» _______ 20_ г., протокол №__ </text:span></text:p>
            <text:p text:style-name="P1"/>
            <text:p text:style-name="P1"/>
            <text:p text:style-name="Default"><text:span text:style-name="T1">Зав.кафедрой _____________ </text:span></text:p>
            <text:p text:style-name="Default"><text:span text:style-name="T2">(подпись) </text:span></text:p>
          </table:table-cell>
          <table:table-cell table:style-name="Таблица1.A1" office:value-type="string">
            <text:p text:style-name="Default"><text:span text:style-name="T1">Заведующему кафедрой </text:span></text:p>
            <text:p text:style-name="Default"><text:span text:style-name="T1">компьютерных технологий</text:span></text:p>
            <text:p text:style-name="Default"><text:span text:style-name="T1">докт. техн. наук, проф. В.Н. Васильеву</text:span></text:p>
            <text:p text:style-name="Default"><text:span text:style-name="T1">от студента гр. M4236c</text:span></text:p>
            <text:p text:style-name="Default"><text:span text:style-name="T1">Хованского Виктор Сергеевича</text:span></text:p>
          </table:table-cell>
        </table:table-row>
        <table:table-row table:style-name="Таблица1.1">
          <table:table-cell table:style-name="Таблица1.A1" office:value-type="string">
            <text:p text:style-name="P1"><text:bookmark text:name="_GoBack"/></text:p>
          </table:table-cell>
          <table:table-cell table:style-name="Таблица1.A1" office:value-type="string">
            <text:p text:style-name="P2"/>
          </table:table-cell>
        </table:table-row>
      </table:table>
      <text:p text:style-name="P3"><text:span text:style-name="T1">ЗАЯВЛЕНИЕ</text:span></text:p>
      <text:p text:style-name="P5"><text:span text:style-name="T1">Прошу утвердить мне тему выпускной квалификационной работы «Быстрый адаптивный алгоритм поиска маршрутов в транспортной сети».</text:span></text:p>
      <text:p text:style-name="P1"/>
      <text:p text:style-name="Default"><text:span text:style-name="T1">Руководитель <text:tab/><text:tab/>Корнеев Георгий Александрович, канд. техн. наук, доцент кафедры, доцент кафедры КТ Университета ИТМО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Default"><text:span text:style-name="T1">Подпись студента <text:tab/></text:span><text:bookmark text:name="__DdeLink__2192_1379412749"/><text:span text:style-name="T1">______________ </text:span></text:p>
      <text:p text:style-name="Default"><text:span text:style-name="T2"><text:tab/><text:tab/><text:tab/><text:tab/>(подпись)</text:span></text:p>
      <text:p text:style-name="P1"/>
      <text:p text:style-name="Default"><text:span text:style-name="T1">Дата<text:tab/>______________ </text:span></text:p>
      <text:p text:style-name="P1"/>
      <text:p text:style-name="Default"><text:span text:style-name="T1">Согласие руководителя<text:tab/>________________________________ </text:span></text:p>
      <text:p text:style-name="P4"><text:span text:style-name="T2"><text:tab/><text:tab/><text:tab/><text:tab/><text:tab/><text:tab/><text:tab/><text:tab/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8:31:00</meta:creation-date>
    <meta:initial-creator>user2</meta:initial-creator>
    <dc:language>ru-RU</dc:language>
    <meta:print-date>2018-05-24T19:51:28</meta:print-date>
    <dc:date>2018-05-24T19:54:52</dc:date>
    <meta:editing-cycles>5</meta:editing-cycles>
    <meta:editing-duration>PT24M</meta:editing-duration>
    <meta:generator>LibreOffice/5.1.6.2$Linux_X86_64 LibreOffice_project/10m0$Build-2</meta:generator>
    <meta:document-statistic meta:table-count="1" meta:image-count="0" meta:object-count="0" meta:page-count="1" meta:paragraph-count="19" meta:word-count="73" meta:character-count="690" meta:non-whitespace-character-count="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